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bf42" officeooo:paragraph-rsid="0014bf42"/>
    </style:style>
    <style:style style:name="P2" style:family="paragraph" style:parent-style-name="Standard">
      <style:text-properties officeooo:rsid="0014bf42" officeooo:paragraph-rsid="0015cdd8"/>
    </style:style>
    <style:style style:name="P3" style:family="paragraph" style:parent-style-name="Standard">
      <style:text-properties officeooo:paragraph-rsid="0014bf42"/>
    </style:style>
    <style:style style:name="P4" style:family="paragraph" style:parent-style-name="Standard">
      <style:text-properties officeooo:rsid="0015cdd8" officeooo:paragraph-rsid="0015cdd8"/>
    </style:style>
    <style:style style:name="P5" style:family="paragraph" style:parent-style-name="Standard">
      <style:text-properties officeooo:rsid="001771db" officeooo:paragraph-rsid="001771db"/>
    </style:style>
    <style:style style:name="P6" style:family="paragraph" style:parent-style-name="Standard">
      <style:text-properties officeooo:rsid="001771db" officeooo:paragraph-rsid="001bf152"/>
    </style:style>
    <style:style style:name="P7" style:family="paragraph" style:parent-style-name="Standard">
      <style:text-properties officeooo:rsid="001a4908" officeooo:paragraph-rsid="001a4908"/>
    </style:style>
    <style:style style:name="P8" style:family="paragraph" style:parent-style-name="Standard">
      <style:text-properties officeooo:rsid="001bf152" officeooo:paragraph-rsid="001bf152"/>
    </style:style>
    <style:style style:name="P9" style:family="paragraph" style:parent-style-name="Standard">
      <style:text-properties officeooo:rsid="001bf152" officeooo:paragraph-rsid="001d8c73"/>
    </style:style>
    <style:style style:name="P10" style:family="paragraph" style:parent-style-name="Standard">
      <style:text-properties officeooo:rsid="001d8c73" officeooo:paragraph-rsid="001d8e4a"/>
    </style:style>
    <style:style style:name="P11" style:family="paragraph" style:parent-style-name="Standard">
      <style:text-properties officeooo:rsid="001fef7d" officeooo:paragraph-rsid="001fef7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4bf42" style:font-name-asian="Liberation Serif1" style:font-name-complex="Liberation Serif1"/>
    </style:style>
    <style:style style:name="T3" style:family="text">
      <style:text-properties style:font-name="Liberation Serif1" officeooo:rsid="001d8e4a" style:font-name-asian="Liberation Serif1" style:font-name-complex="Liberation Serif1"/>
    </style:style>
    <style:style style:name="T4" style:family="text">
      <style:text-properties style:font-name="Liberation Serif1" style:text-underline-style="solid" style:text-underline-type="double" style:text-underline-width="auto" style:text-underline-color="font-color" style:font-name-asian="Liberation Serif1" style:font-name-complex="Liberation Serif1"/>
    </style:style>
    <style:style style:name="T5" style:family="text">
      <style:text-properties style:font-name="Liberation Serif1" style:text-underline-style="none" style:font-name-asian="Liberation Serif1" style:font-name-complex="Liberation Serif1"/>
    </style:style>
    <style:style style:name="T6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7" style:family="text">
      <style:text-properties style:font-name="Liberation Serif1" fo:font-size="10pt" officeooo:rsid="001bf152" style:font-name-asian="Liberation Serif1" style:font-size-asian="10pt" style:font-name-complex="Liberation Serif1" style:font-size-complex="10pt"/>
    </style:style>
    <style:style style:name="T8" style:family="text">
      <style:text-properties style:font-name="Liberation Serif1" fo:font-size="10pt" officeooo:rsid="001d8e4a" style:font-name-asian="Liberation Serif1" style:font-size-asian="10pt" style:font-name-complex="Liberation Serif1" style:font-size-complex="10pt"/>
    </style:style>
    <style:style style:name="T9" style:family="text">
      <style:text-properties style:text-position="sub 58%" style:font-name="Liberation Serif1" style:font-name-asian="Liberation Serif1" style:font-name-complex="Liberation Serif1"/>
    </style:style>
    <style:style style:name="T10" style:family="text">
      <style:text-properties style:text-position="sub 58%" style:font-name="Liberation Serif1" officeooo:rsid="0014bf42" style:font-name-asian="Liberation Serif1" style:font-name-complex="Liberation Serif1"/>
    </style:style>
    <style:style style:name="T11" style:family="text">
      <style:text-properties style:text-position="sub 58%" style:font-name="Liberation Serif1" fo:font-style="italic" style:font-name-asian="Liberation Serif1" style:font-style-asian="italic" style:font-name-complex="Liberation Serif1" style:font-style-complex="italic"/>
    </style:style>
    <style:style style:name="T12" style:family="text">
      <style:text-properties style:text-position="sub 58%" style:font-name="Liberation Serif1" fo:font-style="normal" style:font-name-asian="Liberation Serif1" style:font-style-asian="normal" style:font-name-complex="Liberation Serif1" style:font-style-complex="normal"/>
    </style:style>
    <style:style style:name="T13" style:family="text">
      <style:text-properties style:text-position="sub 58%"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4" style:family="text">
      <style:text-properties style:text-position="sub 58%" style:font-name="Liberation Serif1" fo:font-style="normal" fo:font-weight="normal" officeooo:rsid="00162b3e" style:font-name-asian="Liberation Serif1" style:font-style-asian="normal" style:font-weight-asian="normal" style:font-name-complex="Liberation Serif1" style:font-style-complex="normal" style:font-weight-complex="normal"/>
    </style:style>
    <style:style style:name="T15" style:family="text">
      <style:text-properties style:text-position="sub 58%" style:font-name="Liberation Serif1" fo:font-size="10pt" style:font-name-asian="Liberation Serif1" style:font-size-asian="10pt" style:font-name-complex="Liberation Serif1" style:font-size-complex="10pt"/>
    </style:style>
    <style:style style:name="T16" style:family="text">
      <style:text-properties style:text-position="0% 100%" style:font-name="Liberation Serif1" style:font-name-asian="Liberation Serif1" style:font-name-complex="Liberation Serif1"/>
    </style:style>
    <style:style style:name="T17" style:family="text">
      <style:text-properties style:text-position="0% 100%" style:font-name="Liberation Serif1" officeooo:rsid="0014bf42" style:font-name-asian="Liberation Serif1" style:font-name-complex="Liberation Serif1"/>
    </style:style>
    <style:style style:name="T18" style:family="text">
      <style:text-properties style:text-position="0% 100%"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style:text-position="0% 100%" style:font-name="Liberation Serif1" fo:font-size="10pt" fo:font-style="normal" fo:font-weight="normal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" style:family="text">
      <style:text-properties style:text-position="0% 100%" style:font-name="Liberation Serif1" fo:font-size="10pt" style:font-name-asian="Liberation Serif1" style:font-size-asian="10pt" style:font-name-complex="Liberation Serif1" style:font-size-complex="10pt"/>
    </style:style>
    <style:style style:name="T21" style:family="text">
      <style:text-properties style:text-position="0% 100%" style:font-name="Liberation Serif1" fo:font-size="10pt" officeooo:rsid="001d8e4a" style:font-name-asian="Liberation Serif1" style:font-size-asian="10pt" style:font-name-complex="Liberation Serif1" style:font-size-complex="10pt"/>
    </style:style>
    <style:style style:name="T22" style:family="text">
      <style:text-properties style:text-position="0% 100%" style:font-name="Liberation Serif1" fo:font-size="10pt" officeooo:rsid="001bf152" style:font-name-asian="Liberation Serif1" style:font-size-asian="10pt" style:font-name-complex="Liberation Serif1" style:font-size-complex="10pt"/>
    </style:style>
    <style:style style:name="T23" style:family="text">
      <style:text-properties style:text-position="0% 100%" style:font-name="Liberation Serif1" fo:font-size="10pt" officeooo:rsid="0021a37a" style:font-name-asian="Liberation Serif1" style:font-size-asian="10pt" style:font-name-complex="Liberation Serif1" style:font-size-complex="10pt"/>
    </style:style>
    <style:style style:name="T24" style:family="text">
      <style:text-properties style:text-position="0% 100%" style:font-name="Liberation Serif1" fo:font-size="10pt" officeooo:rsid="0021d13a" style:font-name-asian="Liberation Serif1" style:font-size-asian="10pt" style:font-name-complex="Liberation Serif1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1" fo:font-size="9pt" style:text-underline-style="none" style:text-blinking="false" fo:background-color="transparent" loext:char-shading-value="0" style:font-name-asian="Liberation Serif1" style:font-size-asian="9pt" style:font-name-complex="Liberation Serif1" style:font-size-complex="9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1" fo:font-size="10pt" style:text-underline-style="none" style:text-blinking="false" fo:background-color="transparent" loext:char-shading-value="0" style:font-name-asian="Liberation Serif1" style:font-size-asian="10pt" style:font-name-complex="Liberation Serif1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1" fo:font-size="6pt" style:text-underline-style="none" style:text-blinking="false" fo:background-color="transparent" loext:char-shading-value="0" style:font-name-asian="Liberation Serif1" style:font-size-asian="6pt" style:font-name-complex="Liberation Serif1" style:font-size-complex="6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1" fo:font-size="6pt" style:text-underline-style="none" officeooo:rsid="001bf152" style:text-blinking="false" fo:background-color="transparent" loext:char-shading-value="0" style:font-name-asian="Liberation Serif1" style:font-size-asian="6pt" style:font-name-complex="Liberation Serif1" style:font-size-complex="6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erif1" fo:font-size="6pt" fo:font-style="normal" style:text-underline-style="none" fo:font-weight="normal" style:text-blinking="false" fo:background-color="transparent" loext:char-shading-value="0" style:font-name-asian="Liberation Serif1" style:font-size-asian="6pt" style:font-style-asian="normal" style:font-weight-asian="normal" style:font-name-complex="Liberation Serif1" style:font-size-complex="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1" fo:font-size="6pt" fo:font-style="normal" style:text-underline-style="none" fo:font-weight="normal" officeooo:rsid="0014bf42" style:text-blinking="false" fo:background-color="transparent" loext:char-shading-value="0" style:font-name-asian="Liberation Serif1" style:font-size-asian="6pt" style:font-style-asian="normal" style:font-weight-asian="normal" style:font-name-complex="Liberation Serif1" style:font-size-complex="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erif1" fo:font-size="6pt" style:text-underline-style="none" officeooo:rsid="001bf152" style:text-blinking="false" fo:background-color="transparent" loext:char-shading-value="0" style:font-name-asian="Liberation Serif1" style:font-size-asian="6pt" style:font-name-complex="Liberation Serif1" style:font-size-complex="6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1" fo:font-size="10pt" fo:font-style="normal" style:text-underline-style="none" fo:font-weight="normal" officeooo:rsid="0015cdd8" style:text-blinking="false" fo:background-color="transparent" loext:char-shading-value="0" style:font-name-asian="Liberation Serif1" style:font-size-asian="8.75pt" style:font-style-asian="normal" style:font-weight-asian="normal" style:font-name-complex="Liberation Serif1" style:font-size-complex="1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6"><text:span text:style-name="T1">Sigla dos partidos concorrendo a presidencia: </text:span></text:p>
      <text:p text:style-name="P6"><text:span text:style-name="T1"/></text:p>
      <text:p text:style-name="P6"><text:span text:style-name="T17">σ</text:span><text:span text:style-name="T2"> ρ ς <text:s/>π </text:span><text:span text:style-name="T30">✕</text:span></text:p>
      <text:p text:style-name="P6"><text:span text:style-name="T2">π</text:span><text:span text:style-name="T1"> </text:span><text:span text:style-name="T9">partido.sigla</text:span><text:span text:style-name="T1">(</text:span></text:p>
      <text:p text:style-name="P6"><text:span text:style-name="T1"><text:tab/>𝞼</text:span><text:span text:style-name="T9">partido.id = candidato.partido AND candidato.id = candidatura.candidato AND candidatura.cargo = cargo.id AND cargo.nome = 'presidente'</text:span><text:span text:style-name="T1">(</text:span></text:p>
      <text:p text:style-name="P6"><text:span text:style-name="T1"><text:tab/><text:tab/>partido </text:span><text:span text:style-name="T30">✕</text:span><text:span text:style-name="T1"> candidato </text:span><text:span text:style-name="T30">✕</text:span><text:span text:style-name="T1"> candidatura </text:span><text:span text:style-name="T30">✕ </text:span><text:span text:style-name="T1">cargo</text:span></text:p>
      <text:p text:style-name="P6"><text:span text:style-name="T1"><text:tab/>)</text:span></text:p>
      <text:p text:style-name="P6"><text:span text:style-name="T1">)</text:span></text:p>
      <text:p text:style-name="P6"><text:span text:style-name="T1"/></text:p>
      <text:p text:style-name="P6"><text:span text:style-name="T1"/></text:p>
      <text:p text:style-name="P5"><text:span text:style-name="T1">Nome dos candidatos concorrendo a cargos em seus locais de origem:</text:span></text:p>
      <text:p text:style-name="P2"><text:span text:style-name="T1">π </text:span><text:span text:style-name="T9">candidato.nome </text:span><text:span text:style-name="T16">(</text:span></text:p>
      <text:p text:style-name="P2"><text:span text:style-name="T16"><text:tab/>σ</text:span><text:span text:style-name="T9">candidato.origem = local.id </text:span><text:span text:style-name="T11">AND </text:span><text:span text:style-name="T12">candidatura.candidato = candidato.id</text:span><text:span text:style-name="T1"> </text:span><text:span text:style-name="T11">AND </text:span><text:span text:style-name="T13">candidatura.local = loca</text:span><text:span text:style-name="T14">l</text:span><text:span text:style-name="T13">.id </text:span><text:span text:style-name="T18">(</text:span></text:p>
      <text:p text:style-name="P2"><text:span text:style-name="T19"><text:tab/><text:tab/>local</text:span><text:span text:style-name="T18"> </text:span><text:span text:style-name="T29">✕ </text:span><text:span text:style-name="T32">candidato</text:span><text:span text:style-name="T29"> <text:s/>✕ </text:span><text:span text:style-name="T32">candidatura</text:span></text:p>
      <text:p text:style-name="P2"><text:span text:style-name="T32"><text:tab/></text:span><text:span text:style-name="T18">)</text:span></text:p>
      <text:p text:style-name="P4"><text:span text:style-name="T18">)</text:span></text:p>
      <text:p text:style-name="P1"><text:span text:style-name="T1"/></text:p>
      <text:p text:style-name="P7"><text:span text:style-name="T1"/></text:p>
      <text:p text:style-name="P8"><text:span text:style-name="T1"/></text:p>
      <text:p text:style-name="P8"><text:span text:style-name="T1">Candidatos a presidencia e suas respectivas intencoes de votos:</text:span></text:p>
      <text:p text:style-name="P9"><text:span text:style-name="T2">π</text:span><text:span text:style-name="T1"> <text:s/></text:span><text:span text:style-name="T9">candidato.nome,candidatura.intencao_de_votos </text:span><text:span text:style-name="T1">(</text:span></text:p>
      <text:p text:style-name="P9"><text:span text:style-name="T17"><text:tab/>σ</text:span><text:span text:style-name="T9">candidatura.cargo = cargo.id AND candidatura.candidato = candidato.id AND cargo.nome = 'presidente'</text:span><text:span text:style-name="T1">(</text:span></text:p>
      <text:p text:style-name="P9"><text:span text:style-name="T6"><text:tab/><text:tab/>cargo </text:span><text:span text:style-name="T27">✕</text:span><text:span text:style-name="T6"> candidatura </text:span><text:span text:style-name="T27">✕</text:span><text:span text:style-name="T6"> candidato</text:span></text:p>
      <text:p text:style-name="P9"><text:span text:style-name="T6"><text:tab/></text:span><text:span text:style-name="T1">)</text:span></text:p>
      <text:p text:style-name="P9"><text:span text:style-name="T1">)</text:span></text:p>
      <text:p text:style-name="P8"><text:span text:style-name="T1"/></text:p>
      <text:p text:style-name="P8"><text:span text:style-name="T1"/></text:p>
      <text:p text:style-name="P10"><text:span text:style-name="T1">Partidos com membros presidentes de coligacoes majoritarias:</text:span></text:p>
      <text:p text:style-name="P10"><text:span text:style-name="T2">π</text:span><text:span text:style-name="T1"> </text:span><text:span text:style-name="T9">partido.sigla</text:span><text:span text:style-name="T1">(</text:span></text:p>
      <text:p text:style-name="P10"><text:span text:style-name="T17"><text:tab/>σ</text:span><text:span text:style-name="T15">coligacao.majoritaria = true AND partido.coligacao = coligacao.id AND candidato.partido = partido.id AND coligacao.presidente = candidato.id</text:span><text:span text:style-name="T1">(</text:span></text:p>
      <text:p text:style-name="P10"><text:span text:style-name="T8"><text:tab/><text:tab/>candidato</text:span><text:span text:style-name="T7"> </text:span><text:span text:style-name="T28">✕</text:span><text:span text:style-name="T7"> </text:span><text:span text:style-name="T8">coligacao</text:span><text:span text:style-name="T28">✕</text:span><text:span text:style-name="T7"> </text:span><text:span text:style-name="T8">partido</text:span></text:p>
      <text:p text:style-name="P10"><text:span text:style-name="T8"><text:tab/>)</text:span></text:p>
      <text:p text:style-name="P10"><text:span text:style-name="T1">)</text:span></text:p>
      <text:p text:style-name="P3"><text:span text:style-name="T17"/></text:p>
      <text:p text:style-name="P11"><text:span text:style-name="T16">T</text:span><text:span text:style-name="T17">odos os cargos do estado de </text:span><text:span text:style-name="T16">S</text:span><text:span text:style-name="T17">ao </text:span><text:span text:style-name="T16">P</text:span><text:span text:style-name="T17">aulo:</text:span></text:p>
      <text:p text:style-name="P11"><text:span text:style-name="T17">π</text:span><text:span text:style-name="T10">cargo.nome</text:span><text:span text:style-name="T17">(</text:span></text:p>
      <text:p text:style-name="P11"><text:span text:style-name="T17"><text:tab/>σ</text:span><text:span text:style-name="T10">candidatura.local = local.id AND local.nome = 'sao paulo' AND local.unidade = 'estado' AND candidatura.cargo = cargo.id</text:span><text:span text:style-name="T17">(</text:span></text:p>
      <text:p text:style-name="P11"><text:span text:style-name="T17"><text:tab/><text:tab/></text:span><text:span text:style-name="T24">cargo</text:span><text:span text:style-name="T22"> </text:span><text:span text:style-name="T31">✕</text:span><text:span text:style-name="T22"> </text:span><text:span text:style-name="T24">local </text:span><text:span text:style-name="T31">✕</text:span><text:span text:style-name="T22"> </text:span><text:span text:style-name="T24">candidatura</text:span></text:p>
      <text:p text:style-name="P11"><text:span text:style-name="T17"><text:tab/>)</text:span></text:p>
      <text:p text:style-name="P11"><text:span text:style-name="T17">)</text:span></text:p>
      <text:p text:style-name="P3"><text:span text:style-name="T17">σ</text:span><text:span text:style-name="T2"> ρ ς <text:s/>π </text:span><text:bookmark text:name="docs-internal-guid-c180d552-0f80-85d8-ba8b-6fc85bd3396e"/><text:span text:style-name="T25">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38:32.036446732</meta:creation-date>
    <dc:date>2018-06-17T18:43:55.531633112</dc:date>
    <meta:editing-duration>PT21M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67" meta:character-count="1200" meta:non-whitespace-character-count="1040"/>
  </office:meta>
</office:document-meta>
</file>